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4cm" svg:x="0cm" svg:y="5cm">
          <text:p text:style-name="P1">Manifest</text:p>
          <text:p text:style-name="P1">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2" draw:id="id2" draw:layer="layout" svg:width="3cm" svg:height="4cm" svg:x="6.5cm" svg:y="5.5cm">
          <text:p text:style-name="P2"><text:span text:style-name="T1">Binary file</text:span></text:p>
          <text:p text:style-name="P2"><text:span text:style-name="T1">data_00000</text:span></text:p>
          <text:p text:style-name="P2"><text:span text:style-name="T1">.sfra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3" draw:id="id3" draw:layer="layout" svg:width="3cm" svg:height="4cm" svg:x="11.5cm" svg:y="5.5cm">
          <text:p text:style-name="P2"><text:span text:style-name="T1">Binary file</text:span></text:p>
          <text:p text:style-name="P2"><text:span text:style-name="T1">data_00001</text:span></text:p>
          <text:p text:style-name="P2"><text:span text:style-name="T1">.sfra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4" draw:id="id4" draw:layer="layout" svg:width="3cm" svg:height="4cm" svg:x="17.5cm" svg:y="5.5cm">
          <text:p text:style-name="P2"><text:span text:style-name="T1">Binary file</text:span></text:p>
          <text:p text:style-name="P2"><text:span text:style-name="T1">data_00002</text:span></text:p>
          <text:p text:style-name="P2"><text:span text:style-name="T1">.sfra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5" draw:id="id5" draw:layer="layout" svg:width="3cm" svg:height="4cm" svg:x="6cm" svg:y="0.5cm">
          <text:p text:style-name="P2"><text:span text:style-name="T1">config_000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xml:id="id6" draw:id="id6" draw:layer="layout" svg:width="3cm" svg:height="4cm" svg:x="17cm" svg:y="0.5cm">
          <text:p text:style-name="P2"><text:span text:style-name="T1">config_000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" draw:text-style-name="P1" draw:layer="layout" draw:line-skew="0.499cm" svg:x1="1.5cm" svg:y1="9cm" svg:x2="8cm" svg:y2="9.5cm" draw:start-shape="id1" draw:start-glue-point="6" draw:end-shape="id2" draw:end-glue-point="6" svg:d="m1500 9000v1500h6500v-1000">
          <text:p/>
        </draw:connector>
        <draw:connector draw:style-name="gr2" draw:text-style-name="P1" draw:layer="layout" draw:line-skew="0.499cm" svg:x1="1.5cm" svg:y1="9cm" svg:x2="13cm" svg:y2="9.5cm" draw:start-shape="id1" draw:start-glue-point="6" draw:end-shape="id3" draw:end-glue-point="6" svg:d="m1500 9000v1500h11500v-1000">
          <text:p/>
        </draw:connector>
        <draw:connector draw:style-name="gr2" draw:text-style-name="P1" draw:layer="layout" draw:line-skew="0.499cm" svg:x1="1.5cm" svg:y1="9cm" svg:x2="19cm" svg:y2="9.5cm" draw:start-shape="id1" draw:start-glue-point="6" draw:end-shape="id4" draw:end-glue-point="6" svg:d="m1500 9000v1500h17500v-1000">
          <text:p/>
        </draw:connector>
        <draw:connector draw:style-name="gr2" draw:text-style-name="P1" draw:layer="layout" svg:x1="9.5cm" svg:y1="7.5cm" svg:x2="9cm" svg:y2="2.5cm" draw:start-shape="id2" draw:start-glue-point="7" draw:end-shape="id5" draw:end-glue-point="7" svg:d="m9500 7500h502v-5000h-1002">
          <text:p/>
        </draw:connector>
        <draw:connector draw:style-name="gr2" draw:text-style-name="P1" draw:layer="layout" svg:x1="14.5cm" svg:y1="7.5cm" svg:x2="9cm" svg:y2="2.5cm" draw:start-shape="id3" draw:start-glue-point="7" draw:end-shape="id5" svg:d="m14500 7500h502v-5000h-6002">
          <text:p/>
        </draw:connector>
        <draw:connector draw:style-name="gr2" draw:text-style-name="P1" draw:layer="layout" svg:x1="20.5cm" svg:y1="7.5cm" svg:x2="20cm" svg:y2="2.5cm" draw:start-shape="id4" draw:start-glue-point="7" draw:end-shape="id6" svg:d="m20500 7500h502v-5000h-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8M53S</meta:editing-duration>
    <meta:editing-cycles>5</meta:editing-cycles>
    <meta:generator>OpenOffice.org/3.3$Win32 OpenOffice.org_project/330m20$Build-9567</meta:generator>
    <dc:date>2012-11-04T15:02:58.38</dc:date>
    <meta:document-statistic meta:object-count="12"/>
  </office:meta>
</office:document-meta>
</file>